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9cm"/>
    </style:style>
    <style:style style:name="co12" style:family="table-column">
      <style:table-column-properties fo:break-before="auto" style:column-width="1.208cm"/>
    </style:style>
    <style:style style:name="co13" style:family="table-column">
      <style:table-column-properties fo:break-before="auto" style:column-width="1.625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1.813cm"/>
    </style:style>
    <style:style style:name="co6" style:family="table-column">
      <style:table-column-properties fo:break-before="auto" style:column-width="2.281cm"/>
    </style:style>
    <style:style style:name="co14" style:family="table-column">
      <style:table-column-properties fo:break-before="auto" style:column-width="1.729cm"/>
    </style:style>
    <style:style style:name="co15" style:family="table-column">
      <style:table-column-properties fo:break-before="auto" style:column-width="4.087cm"/>
    </style:style>
    <style:style style:name="co11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955cm"/>
    </style:style>
    <style:style style:name="co17" style:family="table-column">
      <style:table-column-properties fo:break-before="auto" style:column-width="3.433cm"/>
    </style:style>
    <style:style style:name="co18" style:family="table-column">
      <style:table-column-properties fo:break-before="auto" style:column-width="3.734cm"/>
    </style:style>
    <style:style style:name="co19" style:family="table-column">
      <style:table-column-properties fo:break-before="auto" style:column-width="4.586cm"/>
    </style:style>
    <style:style style:name="co20" style:family="table-column">
      <style:table-column-properties fo:break-before="auto" style:column-width="5.794cm"/>
    </style:style>
    <style:style style:name="co21" style:family="table-column">
      <style:table-column-properties fo:break-before="auto" style:column-width="4.253cm"/>
    </style:style>
    <style:style style:name="co22" style:family="table-column">
      <style:table-column-properties fo:break-before="auto" style:column-width="2.542cm"/>
    </style:style>
    <style:style style:name="co23" style:family="table-column">
      <style:table-column-properties fo:break-before="auto" style:column-width="2.672cm"/>
    </style:style>
    <style:style style:name="co24" style:family="table-column">
      <style:table-column-properties fo:break-before="auto" style:column-width="1.91cm"/>
    </style:style>
    <style:style style:name="co25" style:family="table-column">
      <style:table-column-properties fo:break-before="auto" style:column-width="1.752cm"/>
    </style:style>
    <style:style style:name="co26" style:family="table-column">
      <style:table-column-properties fo:break-before="auto" style:column-width="2.252cm"/>
    </style:style>
    <style:style style:name="co27" style:family="table-column">
      <style:table-column-properties fo:break-before="auto" style:column-width="1.699cm"/>
    </style:style>
    <style:style style:name="co28" style:family="table-column">
      <style:table-column-properties fo:break-before="auto" style:column-width="3.2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3.40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Arial1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_3" table:style-name="ta1" table:print="false">
        <table:table-source xlink:type="simple" xlink:href="../lit_aux_dim_CutList.csv" table:table-name="Feuille1" table:filter-name="Text - txt - csv (StarCalc)" table:filter-options="9/59,34,ANSI,1,,0,false,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office:value-type="string">
            <text:p>Components</text:p>
          </table:table-cell>
          <table:table-cell table:number-columns-repeated="7"/>
        </table:table-row>
        <table:table-row table:style-name="ro2">
          <table:table-cell office:value-type="string">
            <text:p>Part #</text:p>
          </table:table-cell>
          <table:table-cell office:value-type="string">
            <text:p>Sub-Assembly</text:p>
          </table:table-cell>
          <table:table-cell office:value-type="string">
            <text:p>Description</text:p>
          </table:table-cell>
          <table:table-cell office:value-type="string">
            <text:p>Length(L)</text:p>
          </table:table-cell>
          <table:table-cell office:value-type="string">
            <text:p>Width(W)</text:p>
          </table:table-cell>
          <table:table-cell office:value-type="string">
            <text:p>Thickness(T)</text:p>
          </table:table-cell>
          <table:table-cell office:value-type="string">
            <text:p>Cubic m</text:p>
          </table:table-cell>
          <table:table-cell office:value-type="string">
            <text:p>Material</text:p>
          </table:table-cell>
        </table:table-row>
        <table:table-row table:style-name="ro2">
          <table:table-cell office:value-type="string">
            <text:p>C-001-01</text:p>
          </table:table-cell>
          <table:table-cell office:value-type="string">
            <text:p>SOC</text:p>
          </table:table-cell>
          <table:table-cell office:value-type="string">
            <text:p><text:s/>SOC_GD_2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2-01</text:p>
          </table:table-cell>
          <table:table-cell office:value-type="string">
            <text:p>SOC</text:p>
          </table:table-cell>
          <table:table-cell office:value-type="string">
            <text:p><text:s/>SOC_GD_4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3-01</text:p>
          </table:table-cell>
          <table:table-cell office:value-type="string">
            <text:p>SOC</text:p>
          </table:table-cell>
          <table:table-cell office:value-type="string">
            <text:p><text:s/>SOC_TP_1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494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4-01</text:p>
          </table:table-cell>
          <table:table-cell office:value-type="string">
            <text:p>SOC</text:p>
          </table:table-cell>
          <table:table-cell office:value-type="string">
            <text:p><text:s/>SOC_GD_3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5-01</text:p>
          </table:table-cell>
          <table:table-cell office:value-type="string">
            <text:p>SOC</text:p>
          </table:table-cell>
          <table:table-cell office:value-type="string">
            <text:p><text:s/>SOC_P</text:p>
          </table:table-cell>
          <table:table-cell office:value-type="string">
            <text:p>710,0mm</text:p>
          </table:table-cell>
          <table:table-cell office:value-type="string">
            <text:p>580,0mm</text:p>
          </table:table-cell>
          <table:table-cell office:value-type="string">
            <text:p>10,0mm</text:p>
          </table:table-cell>
          <table:table-cell office:value-type="float" office:value="0.004118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006-01</text:p>
          </table:table-cell>
          <table:table-cell office:value-type="string">
            <text:p>SOC</text:p>
          </table:table-cell>
          <table:table-cell office:value-type="string">
            <text:p><text:s/>SOC_TP_3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494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7-01</text:p>
          </table:table-cell>
          <table:table-cell office:value-type="string">
            <text:p>SOC</text:p>
          </table:table-cell>
          <table:table-cell office:value-type="string">
            <text:p><text:s/>SOC_TP_2</text:p>
          </table:table-cell>
          <table:table-cell office:value-type="string">
            <text:p>75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8-01</text:p>
          </table:table-cell>
          <table:table-cell office:value-type="string">
            <text:p>SOC</text:p>
          </table:table-cell>
          <table:table-cell office:value-type="string">
            <text:p><text:s/>SOC_GD_1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09-01</text:p>
          </table:table-cell>
          <table:table-cell office:value-type="string">
            <text:p>L_T</text:p>
          </table:table-cell>
          <table:table-cell office:value-type="string">
            <text:p><text:s/>L_T_4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0-01</text:p>
          </table:table-cell>
          <table:table-cell office:value-type="string">
            <text:p>L_T</text:p>
          </table:table-cell>
          <table:table-cell office:value-type="string">
            <text:p><text:s/>L_T_3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1-01</text:p>
          </table:table-cell>
          <table:table-cell office:value-type="string">
            <text:p>L_T</text:p>
          </table:table-cell>
          <table:table-cell office:value-type="string">
            <text:p><text:s/>L_T_2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2-01</text:p>
          </table:table-cell>
          <table:table-cell office:value-type="string">
            <text:p>L_T</text:p>
          </table:table-cell>
          <table:table-cell office:value-type="string">
            <text:p><text:s/>L_T_1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3-01</text:p>
          </table:table-cell>
          <table:table-cell office:value-type="string">
            <text:p>L_M</text:p>
          </table:table-cell>
          <table:table-cell office:value-type="string">
            <text:p><text:s/>L_M_4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4-01</text:p>
          </table:table-cell>
          <table:table-cell office:value-type="string">
            <text:p>L_M</text:p>
          </table:table-cell>
          <table:table-cell office:value-type="string">
            <text:p><text:s/>L_M_3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5-01</text:p>
          </table:table-cell>
          <table:table-cell office:value-type="string">
            <text:p>L_M</text:p>
          </table:table-cell>
          <table:table-cell office:value-type="string">
            <text:p><text:s/>L_M_2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6-01</text:p>
          </table:table-cell>
          <table:table-cell office:value-type="string">
            <text:p>L_M</text:p>
          </table:table-cell>
          <table:table-cell office:value-type="string">
            <text:p><text:s/>L_M_1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7-01</text:p>
          </table:table-cell>
          <table:table-cell office:value-type="string">
            <text:p>L_P</text:p>
          </table:table-cell>
          <table:table-cell office:value-type="string">
            <text:p><text:s/>L_P_4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8-01</text:p>
          </table:table-cell>
          <table:table-cell office:value-type="string">
            <text:p>L_P</text:p>
          </table:table-cell>
          <table:table-cell office:value-type="string">
            <text:p><text:s/>L_P_3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19-01</text:p>
          </table:table-cell>
          <table:table-cell office:value-type="string">
            <text:p>L_P</text:p>
          </table:table-cell>
          <table:table-cell office:value-type="string">
            <text:p><text:s/>L_P_2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0-01</text:p>
          </table:table-cell>
          <table:table-cell office:value-type="string">
            <text:p>L_P</text:p>
          </table:table-cell>
          <table:table-cell office:value-type="string">
            <text:p><text:s/>L_P_1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1-01</text:p>
          </table:table-cell>
          <table:table-cell office:value-type="string">
            <text:p>LS</text:p>
          </table:table-cell>
          <table:table-cell office:value-type="string">
            <text:p><text:s/>LS_D</text:p>
          </table:table-cell>
          <table:table-cell office:value-type="string">
            <text:p>2006,0mm</text:p>
          </table:table-cell>
          <table:table-cell table:number-columns-repeated="2" office:value-type="string">
            <text:p>50,0mm</text:p>
          </table:table-cell>
          <table:table-cell office:value-type="float" office:value="0.005015">
            <text:p>0,01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2-01</text:p>
          </table:table-cell>
          <table:table-cell office:value-type="string">
            <text:p>LS</text:p>
          </table:table-cell>
          <table:table-cell office:value-type="string">
            <text:p><text:s/>LS_T</text:p>
          </table:table-cell>
          <table:table-cell office:value-type="string">
            <text:p>100,0mm</text:p>
          </table:table-cell>
          <table:table-cell table:number-columns-repeated="2" office:value-type="string">
            <text:p>50,0mm</text:p>
          </table:table-cell>
          <table:table-cell office:value-type="float" office:value="0.00025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3-01</text:p>
          </table:table-cell>
          <table:table-cell office:value-type="string">
            <text:p>LS</text:p>
          </table:table-cell>
          <table:table-cell office:value-type="string">
            <text:p><text:s/>LS_G</text:p>
          </table:table-cell>
          <table:table-cell office:value-type="string">
            <text:p>2006,0mm</text:p>
          </table:table-cell>
          <table:table-cell table:number-columns-repeated="2" office:value-type="string">
            <text:p>50,0mm</text:p>
          </table:table-cell>
          <table:table-cell office:value-type="float" office:value="0.005015">
            <text:p>0,01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4-01</text:p>
          </table:table-cell>
          <table:table-cell office:value-type="string">
            <text:p>LS</text:p>
          </table:table-cell>
          <table:table-cell office:value-type="string">
            <text:p><text:s/>LS_M</text:p>
          </table:table-cell>
          <table:table-cell office:value-type="string">
            <text:p>2006,0mm</text:p>
          </table:table-cell>
          <table:table-cell table:number-columns-repeated="2" office:value-type="string">
            <text:p>50,0mm</text:p>
          </table:table-cell>
          <table:table-cell office:value-type="float" office:value="0.005015">
            <text:p>0,01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5-01</text:p>
          </table:table-cell>
          <table:table-cell office:value-type="string">
            <text:p>LS</text:p>
          </table:table-cell>
          <table:table-cell office:value-type="string">
            <text:p><text:s/>LS_P</text:p>
          </table:table-cell>
          <table:table-cell office:value-type="string">
            <text:p>100,0mm</text:p>
          </table:table-cell>
          <table:table-cell table:number-columns-repeated="2" office:value-type="string">
            <text:p>50,0mm</text:p>
          </table:table-cell>
          <table:table-cell office:value-type="float" office:value="0.00025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6-01</text:p>
          </table:table-cell>
          <table:table-cell office:value-type="string">
            <text:p>ST_P_1</text:p>
          </table:table-cell>
          <table:table-cell office:value-type="string">
            <text:p><text:s/>ST_P_1_I_2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7-01</text:p>
          </table:table-cell>
          <table:table-cell office:value-type="string">
            <text:p>ST_P_1</text:p>
          </table:table-cell>
          <table:table-cell office:value-type="string">
            <text:p><text:s/>ST_P_1_I_1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28-01</text:p>
          </table:table-cell>
          <table:table-cell office:value-type="string">
            <text:p>ST_P_1</text:p>
          </table:table-cell>
          <table:table-cell office:value-type="string">
            <text:p><text:s/>ST_P_1_F_1</text:p>
          </table:table-cell>
          <table:table-cell office:value-type="string">
            <text:p>794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588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29-01</text:p>
          </table:table-cell>
          <table:table-cell office:value-type="string">
            <text:p>ST_P_2</text:p>
          </table:table-cell>
          <table:table-cell office:value-type="string">
            <text:p><text:s/>ST_P_2_I_1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30-01</text:p>
          </table:table-cell>
          <table:table-cell office:value-type="string">
            <text:p>ST_P_2</text:p>
          </table:table-cell>
          <table:table-cell office:value-type="string">
            <text:p><text:s/>ST_P_2_I_2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31-01</text:p>
          </table:table-cell>
          <table:table-cell office:value-type="string">
            <text:p>ST_P_2</text:p>
          </table:table-cell>
          <table:table-cell office:value-type="string">
            <text:p><text:s/>ST_P_2_F_1</text:p>
          </table:table-cell>
          <table:table-cell office:value-type="string">
            <text:p>794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588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32-01</text:p>
          </table:table-cell>
          <table:table-cell office:value-type="string">
            <text:p>ST_M_1</text:p>
          </table:table-cell>
          <table:table-cell office:value-type="string">
            <text:p><text:s/>ST_M_1_F_2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33-01</text:p>
          </table:table-cell>
          <table:table-cell office:value-type="string">
            <text:p>ST_M_1</text:p>
          </table:table-cell>
          <table:table-cell office:value-type="string">
            <text:p><text:s/>ST_M_1_I_1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34-01</text:p>
          </table:table-cell>
          <table:table-cell office:value-type="string">
            <text:p>ST_M_1</text:p>
          </table:table-cell>
          <table:table-cell office:value-type="string">
            <text:p><text:s/>ST_M_1_F_1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35-01</text:p>
          </table:table-cell>
          <table:table-cell office:value-type="string">
            <text:p>ST_M_1</text:p>
          </table:table-cell>
          <table:table-cell office:value-type="string">
            <text:p><text:s/>ST_M_1_I_2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36-01</text:p>
          </table:table-cell>
          <table:table-cell office:value-type="string">
            <text:p>ST_M_2</text:p>
          </table:table-cell>
          <table:table-cell office:value-type="string">
            <text:p><text:s/>ST_M_2_F_2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37-01</text:p>
          </table:table-cell>
          <table:table-cell office:value-type="string">
            <text:p>ST_M_2</text:p>
          </table:table-cell>
          <table:table-cell office:value-type="string">
            <text:p><text:s/>ST_M_2_I_2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38-01</text:p>
          </table:table-cell>
          <table:table-cell office:value-type="string">
            <text:p>ST_M_2</text:p>
          </table:table-cell>
          <table:table-cell office:value-type="string">
            <text:p><text:s/>ST_M_2_I_1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39-01</text:p>
          </table:table-cell>
          <table:table-cell office:value-type="string">
            <text:p>ST_M_2</text:p>
          </table:table-cell>
          <table:table-cell office:value-type="string">
            <text:p><text:s/>ST_M_2_F_1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40-01</text:p>
          </table:table-cell>
          <table:table-cell office:value-type="string">
            <text:p>ST_T</text:p>
          </table:table-cell>
          <table:table-cell office:value-type="string">
            <text:p><text:s/>ST_T_F_2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41-01</text:p>
          </table:table-cell>
          <table:table-cell office:value-type="string">
            <text:p>ST_T</text:p>
          </table:table-cell>
          <table:table-cell office:value-type="string">
            <text:p><text:s/>ST_T_F_1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42-01</text:p>
          </table:table-cell>
          <table:table-cell office:value-type="string">
            <text:p>ST_T</text:p>
          </table:table-cell>
          <table:table-cell office:value-type="string">
            <text:p><text:s/>ST_T_I_2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43-01</text:p>
          </table:table-cell>
          <table:table-cell office:value-type="string">
            <text:p>ST_T</text:p>
          </table:table-cell>
          <table:table-cell office:value-type="string">
            <text:p><text:s/>ST_T_I_1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office:value-type="string">
            <text:p>C-044-01</text:p>
          </table:table-cell>
          <table:table-cell office:value-type="string">
            <text:p>C_T</text:p>
          </table:table-cell>
          <table:table-cell office:value-type="string">
            <text:p><text:s/>C_T_1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45-01</text:p>
          </table:table-cell>
          <table:table-cell office:value-type="string">
            <text:p>C_T</text:p>
          </table:table-cell>
          <table:table-cell office:value-type="string">
            <text:p><text:s/>C_T_2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46-01</text:p>
          </table:table-cell>
          <table:table-cell office:value-type="string">
            <text:p>C_T</text:p>
          </table:table-cell>
          <table:table-cell office:value-type="string">
            <text:p><text:s/>C_T_3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47-01</text:p>
          </table:table-cell>
          <table:table-cell office:value-type="string">
            <text:p>C_T</text:p>
          </table:table-cell>
          <table:table-cell office:value-type="string">
            <text:p><text:s/>C_T_4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48-01</text:p>
          </table:table-cell>
          <table:table-cell office:value-type="string">
            <text:p>C_D</text:p>
          </table:table-cell>
          <table:table-cell office:value-type="string">
            <text:p><text:s/>C_D_1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49-01</text:p>
          </table:table-cell>
          <table:table-cell office:value-type="string">
            <text:p>C_D</text:p>
          </table:table-cell>
          <table:table-cell office:value-type="string">
            <text:p><text:s/>C_D_2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0-01</text:p>
          </table:table-cell>
          <table:table-cell office:value-type="string">
            <text:p>C_D</text:p>
          </table:table-cell>
          <table:table-cell office:value-type="string">
            <text:p><text:s/>C_D_3_P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1-01</text:p>
          </table:table-cell>
          <table:table-cell office:value-type="string">
            <text:p>C_D</text:p>
          </table:table-cell>
          <table:table-cell office:value-type="string">
            <text:p><text:s/>C_D_3_T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2-01</text:p>
          </table:table-cell>
          <table:table-cell office:value-type="string">
            <text:p>C_G</text:p>
          </table:table-cell>
          <table:table-cell office:value-type="string">
            <text:p><text:s/>C_G_1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3-01</text:p>
          </table:table-cell>
          <table:table-cell office:value-type="string">
            <text:p>C_G</text:p>
          </table:table-cell>
          <table:table-cell office:value-type="string">
            <text:p><text:s/>C_G_2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4-01</text:p>
          </table:table-cell>
          <table:table-cell office:value-type="string">
            <text:p>C_G</text:p>
          </table:table-cell>
          <table:table-cell office:value-type="string">
            <text:p><text:s/>C_G_3_T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5-01</text:p>
          </table:table-cell>
          <table:table-cell office:value-type="string">
            <text:p>C_G</text:p>
          </table:table-cell>
          <table:table-cell office:value-type="string">
            <text:p><text:s/>C_G_3_P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6-01</text:p>
          </table:table-cell>
          <table:table-cell office:value-type="string">
            <text:p>C_P</text:p>
          </table:table-cell>
          <table:table-cell office:value-type="string">
            <text:p><text:s/>C_P_2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498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7-01</text:p>
          </table:table-cell>
          <table:table-cell office:value-type="string">
            <text:p>C_P</text:p>
          </table:table-cell>
          <table:table-cell office:value-type="string">
            <text:p><text:s/>C_P_4_D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8-01</text:p>
          </table:table-cell>
          <table:table-cell office:value-type="string">
            <text:p>C_P</text:p>
          </table:table-cell>
          <table:table-cell office:value-type="string">
            <text:p><text:s/>C_P_1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498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59-01</text:p>
          </table:table-cell>
          <table:table-cell office:value-type="string">
            <text:p>C_P</text:p>
          </table:table-cell>
          <table:table-cell office:value-type="string">
            <text:p><text:s/>C_P_4_G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0-01</text:p>
          </table:table-cell>
          <table:table-cell office:value-type="string">
            <text:p>A_T_C</text:p>
          </table:table-cell>
          <table:table-cell office:value-type="string">
            <text:p><text:s/>A_T_H_8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1-01</text:p>
          </table:table-cell>
          <table:table-cell office:value-type="string">
            <text:p>A_T_C</text:p>
          </table:table-cell>
          <table:table-cell office:value-type="string">
            <text:p><text:s/>A_T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2-01</text:p>
          </table:table-cell>
          <table:table-cell office:value-type="string">
            <text:p>A_T_C</text:p>
          </table:table-cell>
          <table:table-cell office:value-type="string">
            <text:p><text:s/>A_T_V_3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3-01</text:p>
          </table:table-cell>
          <table:table-cell office:value-type="string">
            <text:p>A_T_C</text:p>
          </table:table-cell>
          <table:table-cell office:value-type="string">
            <text:p><text:s/>A_T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4-01</text:p>
          </table:table-cell>
          <table:table-cell office:value-type="string">
            <text:p>A_T_C</text:p>
          </table:table-cell>
          <table:table-cell office:value-type="string">
            <text:p><text:s/>A_T_H_7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5-01</text:p>
          </table:table-cell>
          <table:table-cell office:value-type="string">
            <text:p>A_T_C</text:p>
          </table:table-cell>
          <table:table-cell office:value-type="string">
            <text:p><text:s/>A_T_H_2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6-01</text:p>
          </table:table-cell>
          <table:table-cell office:value-type="string">
            <text:p>A_T_C</text:p>
          </table:table-cell>
          <table:table-cell office:value-type="string">
            <text:p><text:s/>A_T_H_1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7-01</text:p>
          </table:table-cell>
          <table:table-cell office:value-type="string">
            <text:p>A_T_C</text:p>
          </table:table-cell>
          <table:table-cell office:value-type="string">
            <text:p><text:s/>A_T_H_3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8-01</text:p>
          </table:table-cell>
          <table:table-cell office:value-type="string">
            <text:p>A_T_C</text:p>
          </table:table-cell>
          <table:table-cell office:value-type="string">
            <text:p><text:s/>A_T_H_4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69-01</text:p>
          </table:table-cell>
          <table:table-cell office:value-type="string">
            <text:p>A_T_P</text:p>
          </table:table-cell>
          <table:table-cell office:value-type="string">
            <text:p><text:s/>A_T_P_3_3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0-01</text:p>
          </table:table-cell>
          <table:table-cell office:value-type="string">
            <text:p>A_T_P</text:p>
          </table:table-cell>
          <table:table-cell office:value-type="string">
            <text:p><text:s/>A_T_P_4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1-01</text:p>
          </table:table-cell>
          <table:table-cell office:value-type="string">
            <text:p>A_T_P</text:p>
          </table:table-cell>
          <table:table-cell office:value-type="string">
            <text:p><text:s/>A_T_P_4_2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2-01</text:p>
          </table:table-cell>
          <table:table-cell office:value-type="string">
            <text:p>A_T_P</text:p>
          </table:table-cell>
          <table:table-cell office:value-type="string">
            <text:p><text:s/>A_T_P_4_3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3-01</text:p>
          </table:table-cell>
          <table:table-cell office:value-type="string">
            <text:p>A_T_P</text:p>
          </table:table-cell>
          <table:table-cell office:value-type="string">
            <text:p><text:s/>A_T_P_2_2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4-01</text:p>
          </table:table-cell>
          <table:table-cell office:value-type="string">
            <text:p>A_T_P</text:p>
          </table:table-cell>
          <table:table-cell office:value-type="string">
            <text:p><text:s/>A_T_P_3_2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5-01</text:p>
          </table:table-cell>
          <table:table-cell office:value-type="string">
            <text:p>A_T_P</text:p>
          </table:table-cell>
          <table:table-cell office:value-type="string">
            <text:p><text:s/>A_T_P_2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6-01</text:p>
          </table:table-cell>
          <table:table-cell office:value-type="string">
            <text:p>A_T_P</text:p>
          </table:table-cell>
          <table:table-cell office:value-type="string">
            <text:p><text:s/>A_T_P_1_2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7-01</text:p>
          </table:table-cell>
          <table:table-cell office:value-type="string">
            <text:p>A_T_P</text:p>
          </table:table-cell>
          <table:table-cell office:value-type="string">
            <text:p><text:s/>A_T_P_1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8-01</text:p>
          </table:table-cell>
          <table:table-cell office:value-type="string">
            <text:p>A_T_P</text:p>
          </table:table-cell>
          <table:table-cell office:value-type="string">
            <text:p><text:s/>A_T_P_3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79-01</text:p>
          </table:table-cell>
          <table:table-cell office:value-type="string">
            <text:p>A_P_G_C</text:p>
          </table:table-cell>
          <table:table-cell office:value-type="string">
            <text:p><text:s/>A_P_G_H_2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0-01</text:p>
          </table:table-cell>
          <table:table-cell office:value-type="string">
            <text:p>A_P_G_C</text:p>
          </table:table-cell>
          <table:table-cell office:value-type="string">
            <text:p><text:s/>A_P_G_H_3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1-01</text:p>
          </table:table-cell>
          <table:table-cell office:value-type="string">
            <text:p>A_P_G_C</text:p>
          </table:table-cell>
          <table:table-cell office:value-type="string">
            <text:p><text:s/>A_P_G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2-01</text:p>
          </table:table-cell>
          <table:table-cell office:value-type="string">
            <text:p>A_P_G_C</text:p>
          </table:table-cell>
          <table:table-cell office:value-type="string">
            <text:p><text:s/>A_P_G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3-01</text:p>
          </table:table-cell>
          <table:table-cell office:value-type="string">
            <text:p>A_P_G_C</text:p>
          </table:table-cell>
          <table:table-cell office:value-type="string">
            <text:p><text:s/>A_P_G_H_1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4-01</text:p>
          </table:table-cell>
          <table:table-cell office:value-type="string">
            <text:p>A_P_G_C</text:p>
          </table:table-cell>
          <table:table-cell office:value-type="string">
            <text:p><text:s/>A_P_G_H_4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5-01</text:p>
          </table:table-cell>
          <table:table-cell office:value-type="string">
            <text:p>A_P_G_P</text:p>
          </table:table-cell>
          <table:table-cell office:value-type="string">
            <text:p><text:s/>A_P_G_C_1_1</text:p>
          </table:table-cell>
          <table:table-cell office:value-type="string">
            <text:p>518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57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6-01</text:p>
          </table:table-cell>
          <table:table-cell office:value-type="string">
            <text:p>A_P_G_P</text:p>
          </table:table-cell>
          <table:table-cell office:value-type="string">
            <text:p><text:s/>A_P_G_C_1_2</text:p>
          </table:table-cell>
          <table:table-cell office:value-type="string">
            <text:p>518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49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7-01</text:p>
          </table:table-cell>
          <table:table-cell office:value-type="string">
            <text:p>A_P_G_P</text:p>
          </table:table-cell>
          <table:table-cell office:value-type="string">
            <text:p><text:s/>A_P_G_C_3</text:p>
          </table:table-cell>
          <table:table-cell office:value-type="string">
            <text:p>518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49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8-01</text:p>
          </table:table-cell>
          <table:table-cell office:value-type="string">
            <text:p>A_P_G_P</text:p>
          </table:table-cell>
          <table:table-cell office:value-type="string">
            <text:p><text:s/>A_P_G_C_2_2</text:p>
          </table:table-cell>
          <table:table-cell office:value-type="string">
            <text:p>518,0mm</text:p>
          </table:table-cell>
          <table:table-cell office:value-type="string">
            <text:p>90,0mm</text:p>
          </table:table-cell>
          <table:table-cell office:value-type="string">
            <text:p>10,0mm</text:p>
          </table:table-cell>
          <table:table-cell office:value-type="float" office:value="0.00046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89-01</text:p>
          </table:table-cell>
          <table:table-cell office:value-type="string">
            <text:p>A_P_G_P</text:p>
          </table:table-cell>
          <table:table-cell office:value-type="string">
            <text:p><text:s/>A_P_G_C_2_1</text:p>
          </table:table-cell>
          <table:table-cell office:value-type="string">
            <text:p>518,0mm</text:p>
          </table:table-cell>
          <table:table-cell office:value-type="string">
            <text:p>100,0mm</text:p>
          </table:table-cell>
          <table:table-cell office:value-type="string">
            <text:p>10,0mm</text:p>
          </table:table-cell>
          <table:table-cell office:value-type="float" office:value="0.000518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office:value-type="string">
            <text:p>C-090-01</text:p>
          </table:table-cell>
          <table:table-cell office:value-type="string">
            <text:p>A_P_D_C</text:p>
          </table:table-cell>
          <table:table-cell office:value-type="string">
            <text:p><text:s/>A_P_D_H_3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91-01</text:p>
          </table:table-cell>
          <table:table-cell office:value-type="string">
            <text:p>A_P_D_C</text:p>
          </table:table-cell>
          <table:table-cell office:value-type="string">
            <text:p><text:s/>A_P_D_H_2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92-01</text:p>
          </table:table-cell>
          <table:table-cell office:value-type="string">
            <text:p>A_P_D_C</text:p>
          </table:table-cell>
          <table:table-cell office:value-type="string">
            <text:p><text:s/>A_P_D_H_1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93-01</text:p>
          </table:table-cell>
          <table:table-cell office:value-type="string">
            <text:p>A_P_D_C</text:p>
          </table:table-cell>
          <table:table-cell office:value-type="string">
            <text:p><text:s/>A_P_D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94-01</text:p>
          </table:table-cell>
          <table:table-cell office:value-type="string">
            <text:p>A_P_D_C</text:p>
          </table:table-cell>
          <table:table-cell office:value-type="string">
            <text:p><text:s/>A_P_D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95-01</text:p>
          </table:table-cell>
          <table:table-cell office:value-type="string">
            <text:p>A_P_D_C</text:p>
          </table:table-cell>
          <table:table-cell office:value-type="string">
            <text:p><text:s/>A_P_D_H_4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096-01</text:p>
          </table:table-cell>
          <table:table-cell office:value-type="string">
            <text:p>A_P_D_P</text:p>
          </table:table-cell>
          <table:table-cell office:value-type="string">
            <text:p><text:s/>A_P_D_P_2</text:p>
          </table:table-cell>
          <table:table-cell office:value-type="string">
            <text:p>518,0mm</text:p>
          </table:table-cell>
          <table:table-cell office:value-type="string">
            <text:p>180,0mm</text:p>
          </table:table-cell>
          <table:table-cell office:value-type="string">
            <text:p>10,0mm</text:p>
          </table:table-cell>
          <table:table-cell office:value-type="float" office:value="0.000932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097-01</text:p>
          </table:table-cell>
          <table:table-cell office:value-type="string">
            <text:p>A_P_D_P</text:p>
          </table:table-cell>
          <table:table-cell office:value-type="string">
            <text:p><text:s/>A_P_D_P_1</text:p>
          </table:table-cell>
          <table:table-cell office:value-type="string">
            <text:p>518,0mm</text:p>
          </table:table-cell>
          <table:table-cell office:value-type="string">
            <text:p>195,0mm</text:p>
          </table:table-cell>
          <table:table-cell office:value-type="string">
            <text:p>10,0mm</text:p>
          </table:table-cell>
          <table:table-cell office:value-type="float" office:value="0.00101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098-01</text:p>
          </table:table-cell>
          <table:table-cell office:value-type="string">
            <text:p>A_P_D_P</text:p>
          </table:table-cell>
          <table:table-cell office:value-type="string">
            <text:p><text:s/>A_P_D_P_3</text:p>
          </table:table-cell>
          <table:table-cell office:value-type="string">
            <text:p>518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492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099-01</text:p>
          </table:table-cell>
          <table:table-cell office:value-type="string">
            <text:p>A_2_C</text:p>
          </table:table-cell>
          <table:table-cell office:value-type="string">
            <text:p><text:s/>A_2_H_2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0-01</text:p>
          </table:table-cell>
          <table:table-cell office:value-type="string">
            <text:p>A_2_C</text:p>
          </table:table-cell>
          <table:table-cell office:value-type="string">
            <text:p><text:s/>A_2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1-01</text:p>
          </table:table-cell>
          <table:table-cell office:value-type="string">
            <text:p>A_2_C</text:p>
          </table:table-cell>
          <table:table-cell office:value-type="string">
            <text:p><text:s/>A_2_H_1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2-01</text:p>
          </table:table-cell>
          <table:table-cell office:value-type="string">
            <text:p>A_2_C</text:p>
          </table:table-cell>
          <table:table-cell office:value-type="string">
            <text:p><text:s/>A_2_H_8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3-01</text:p>
          </table:table-cell>
          <table:table-cell office:value-type="string">
            <text:p>A_2_C</text:p>
          </table:table-cell>
          <table:table-cell office:value-type="string">
            <text:p><text:s/>A_2_V_3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4-01</text:p>
          </table:table-cell>
          <table:table-cell office:value-type="string">
            <text:p>A_2_C</text:p>
          </table:table-cell>
          <table:table-cell office:value-type="string">
            <text:p><text:s/>A_2_H_3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5-01</text:p>
          </table:table-cell>
          <table:table-cell office:value-type="string">
            <text:p>A_2_C</text:p>
          </table:table-cell>
          <table:table-cell office:value-type="string">
            <text:p><text:s/>A_2_H_6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6-01</text:p>
          </table:table-cell>
          <table:table-cell office:value-type="string">
            <text:p>A_2_C</text:p>
          </table:table-cell>
          <table:table-cell office:value-type="string">
            <text:p><text:s/>A_2_H_7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7-01</text:p>
          </table:table-cell>
          <table:table-cell office:value-type="string">
            <text:p>A_2_C</text:p>
          </table:table-cell>
          <table:table-cell office:value-type="string">
            <text:p><text:s/>A_2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8-01</text:p>
          </table:table-cell>
          <table:table-cell office:value-type="string">
            <text:p>A_2_C</text:p>
          </table:table-cell>
          <table:table-cell office:value-type="string">
            <text:p><text:s/>A_2_H_4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09-01</text:p>
          </table:table-cell>
          <table:table-cell office:value-type="string">
            <text:p>A_2_C</text:p>
          </table:table-cell>
          <table:table-cell office:value-type="string">
            <text:p><text:s/>A_2_H_5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0-01</text:p>
          </table:table-cell>
          <table:table-cell office:value-type="string">
            <text:p>A_2_P</text:p>
          </table:table-cell>
          <table:table-cell office:value-type="string">
            <text:p><text:s/>A_2_P_2</text:p>
          </table:table-cell>
          <table:table-cell office:value-type="string">
            <text:p>710,0mm</text:p>
          </table:table-cell>
          <table:table-cell office:value-type="string">
            <text:p>180,0mm</text:p>
          </table:table-cell>
          <table:table-cell office:value-type="string">
            <text:p>10,0mm</text:p>
          </table:table-cell>
          <table:table-cell office:value-type="float" office:value="0.001278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111-01</text:p>
          </table:table-cell>
          <table:table-cell office:value-type="string">
            <text:p>A_2_P</text:p>
          </table:table-cell>
          <table:table-cell office:value-type="string">
            <text:p><text:s/>A_2_P_1</text:p>
          </table:table-cell>
          <table:table-cell office:value-type="string">
            <text:p>710,0mm</text:p>
          </table:table-cell>
          <table:table-cell office:value-type="string">
            <text:p>195,0mm</text:p>
          </table:table-cell>
          <table:table-cell office:value-type="string">
            <text:p>10,0mm</text:p>
          </table:table-cell>
          <table:table-cell office:value-type="float" office:value="0.001385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112-01</text:p>
          </table:table-cell>
          <table:table-cell office:value-type="string">
            <text:p>A_2_P</text:p>
          </table:table-cell>
          <table:table-cell office:value-type="string">
            <text:p><text:s/>A_2_P_3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office:value-type="string">
            <text:p>C-113-01</text:p>
          </table:table-cell>
          <table:table-cell office:value-type="string">
            <text:p>A_1</text:p>
          </table:table-cell>
          <table:table-cell office:value-type="string">
            <text:p><text:s/>A_1_H_2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4-01</text:p>
          </table:table-cell>
          <table:table-cell office:value-type="string">
            <text:p>A_1</text:p>
          </table:table-cell>
          <table:table-cell office:value-type="string">
            <text:p><text:s/>A_1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5-01</text:p>
          </table:table-cell>
          <table:table-cell office:value-type="string">
            <text:p>A_1</text:p>
          </table:table-cell>
          <table:table-cell office:value-type="string">
            <text:p><text:s/>A_1_H_8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6-01</text:p>
          </table:table-cell>
          <table:table-cell office:value-type="string">
            <text:p>A_1</text:p>
          </table:table-cell>
          <table:table-cell office:value-type="string">
            <text:p><text:s/>A_1_H_6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7-01</text:p>
          </table:table-cell>
          <table:table-cell office:value-type="string">
            <text:p>A_1</text:p>
          </table:table-cell>
          <table:table-cell office:value-type="string">
            <text:p><text:s/>A_1_H_3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8-01</text:p>
          </table:table-cell>
          <table:table-cell office:value-type="string">
            <text:p>A_1</text:p>
          </table:table-cell>
          <table:table-cell office:value-type="string">
            <text:p><text:s/>A_1_H_5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19-01</text:p>
          </table:table-cell>
          <table:table-cell office:value-type="string">
            <text:p>A_1</text:p>
          </table:table-cell>
          <table:table-cell office:value-type="string">
            <text:p><text:s/>A_1_V_3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0-01</text:p>
          </table:table-cell>
          <table:table-cell office:value-type="string">
            <text:p>A_1</text:p>
          </table:table-cell>
          <table:table-cell office:value-type="string">
            <text:p><text:s/>A_1_H_7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1-01</text:p>
          </table:table-cell>
          <table:table-cell office:value-type="string">
            <text:p>A_1</text:p>
          </table:table-cell>
          <table:table-cell office:value-type="string">
            <text:p><text:s/>A_1_H_1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2-01</text:p>
          </table:table-cell>
          <table:table-cell office:value-type="string">
            <text:p>A_1</text:p>
          </table:table-cell>
          <table:table-cell office:value-type="string">
            <text:p><text:s/>A_1_H_4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3-01</text:p>
          </table:table-cell>
          <table:table-cell office:value-type="string">
            <text:p>A_1</text:p>
          </table:table-cell>
          <table:table-cell office:value-type="string">
            <text:p><text:s/>A_1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4-01</text:p>
          </table:table-cell>
          <table:table-cell office:value-type="string">
            <text:p>A_PI</text:p>
          </table:table-cell>
          <table:table-cell office:value-type="string">
            <text:p><text:s/>A_PI_2_D</text:p>
          </table:table-cell>
          <table:table-cell office:value-type="string">
            <text:p>704,0mm</text:p>
          </table:table-cell>
          <table:table-cell office:value-type="string">
            <text:p>65,0mm</text:p>
          </table:table-cell>
          <table:table-cell office:value-type="string">
            <text:p>20,0mm</text:p>
          </table:table-cell>
          <table:table-cell office:value-type="float" office:value="0.000915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5-01</text:p>
          </table:table-cell>
          <table:table-cell office:value-type="string">
            <text:p>A_PI</text:p>
          </table:table-cell>
          <table:table-cell office:value-type="string">
            <text:p><text:s/>A_PI_3_D</text:p>
          </table:table-cell>
          <table:table-cell office:value-type="string">
            <text:p>704,0mm</text:p>
          </table:table-cell>
          <table:table-cell office:value-type="string">
            <text:p>25,0mm</text:p>
          </table:table-cell>
          <table:table-cell office:value-type="string">
            <text:p>20,0mm</text:p>
          </table:table-cell>
          <table:table-cell office:value-type="float" office:value="0.00035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6-01</text:p>
          </table:table-cell>
          <table:table-cell office:value-type="string">
            <text:p>A_PI</text:p>
          </table:table-cell>
          <table:table-cell office:value-type="string">
            <text:p><text:s/>A_PI_3_G</text:p>
          </table:table-cell>
          <table:table-cell office:value-type="string">
            <text:p>704,0mm</text:p>
          </table:table-cell>
          <table:table-cell office:value-type="string">
            <text:p>25,0mm</text:p>
          </table:table-cell>
          <table:table-cell office:value-type="string">
            <text:p>20,0mm</text:p>
          </table:table-cell>
          <table:table-cell office:value-type="float" office:value="0.00035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7-01</text:p>
          </table:table-cell>
          <table:table-cell office:value-type="string">
            <text:p>A_PI</text:p>
          </table:table-cell>
          <table:table-cell office:value-type="string">
            <text:p><text:s/>A_PI_2_G</text:p>
          </table:table-cell>
          <table:table-cell office:value-type="string">
            <text:p>704,0mm</text:p>
          </table:table-cell>
          <table:table-cell office:value-type="string">
            <text:p>65,0mm</text:p>
          </table:table-cell>
          <table:table-cell office:value-type="string">
            <text:p>20,0mm</text:p>
          </table:table-cell>
          <table:table-cell office:value-type="float" office:value="0.000915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office:value-type="string">
            <text:p>C-128-01</text:p>
          </table:table-cell>
          <table:table-cell office:value-type="string">
            <text:p>A_PI</text:p>
          </table:table-cell>
          <table:table-cell office:value-type="string">
            <text:p><text:s/>A_PI_1</text:p>
          </table:table-cell>
          <table:table-cell office:value-type="string">
            <text:p>704,0mm</text:p>
          </table:table-cell>
          <table:table-cell office:value-type="string">
            <text:p>85,0mm</text:p>
          </table:table-cell>
          <table:table-cell office:value-type="string">
            <text:p>20,0mm</text:p>
          </table:table-cell>
          <table:table-cell office:value-type="float" office:value="0.001197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Total Component Cubic m</text:p>
          </table:table-cell>
          <table:table-cell table:number-columns-repeated="7"/>
        </table:table-row>
        <table:table-row table:style-name="ro2">
          <table:table-cell office:value-type="float" office:value="0.2321">
            <text:p>0,23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Component Materials</text:p>
          </table:table-cell>
          <table:table-cell table:number-columns-repeated="7"/>
        </table:table-row>
        <table:table-row table:style-name="ro2">
          <table:table-cell office:value-type="string">
            <text:p>Material</text:p>
          </table:table-cell>
          <table:table-cell office:value-type="string">
            <text:p>Cubic m</text:p>
          </table:table-cell>
          <table:table-cell table:number-columns-repeated="6"/>
        </table:table-row>
        <table:table-row table:style-name="ro2">
          <table:table-cell office:value-type="string">
            <text:p>massif_hetre</text:p>
          </table:table-cell>
          <table:table-cell office:value-type="float" office:value="0.0809">
            <text:p>0,08</text:p>
          </table:table-cell>
          <table:table-cell table:number-columns-repeated="6"/>
        </table:table-row>
        <table:table-row table:style-name="ro2">
          <table:table-cell office:value-type="string">
            <text:p>contreplaquÃ©_pin</text:p>
          </table:table-cell>
          <table:table-cell office:value-type="float" office:value="0.0099">
            <text:p>0,01</text:p>
          </table:table-cell>
          <table:table-cell table:number-columns-repeated="6"/>
        </table:table-row>
        <table:table-row table:style-name="ro2">
          <table:table-cell office:value-type="string">
            <text:p><text:s/>tasseau_pin</text:p>
          </table:table-cell>
          <table:table-cell office:value-type="float" office:value="0.0504">
            <text:p>0,05</text:p>
          </table:table-cell>
          <table:table-cell table:number-columns-repeated="6"/>
        </table:table-row>
        <table:table-row table:style-name="ro2">
          <table:table-cell office:value-type="string">
            <text:p>massif_sipo</text:p>
          </table:table-cell>
          <table:table-cell office:value-type="float" office:value="0.0909">
            <text:p>0,09</text:p>
          </table:table-cell>
          <table:table-cell table:number-columns-repeated="6"/>
        </table:table-row>
      </table:table>
      <table:table table:name="Feuille1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35">
          <table:table-cell table:number-columns-repeated="8"/>
        </table:table-row>
        <table:table-row table:style-name="ro1">
          <table:table-cell office:value-type="string">
            <text:p>densité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/>
          <table:table-cell office:value-type="string">
            <text:p>vol</text:p>
          </table:table-cell>
          <table:table-cell office:value-type="string">
            <text:p>poids</text:p>
          </table:table-cell>
          <table:table-cell office:value-type="string">
            <text:p>prix /m3</text:p>
          </table:table-cell>
          <table:table-cell office:value-type="string">
            <text:p>prix</text:p>
          </table:table-cell>
        </table:table-row>
        <table:table-row table:style-name="ro1">
          <table:table-cell office:value-type="string">
            <text:p>sapelli</text:p>
          </table:table-cell>
          <table:table-cell office:value-type="float" office:value="0.6">
            <text:p>0,6</text:p>
          </table:table-cell>
          <table:table-cell office:value-type="float" office:value="0.75">
            <text:p>0,75</text:p>
          </table:table-cell>
          <table:table-cell/>
          <table:table-cell office:value-type="float" office:value="0.1109">
            <text:p>0,11</text:p>
          </table:table-cell>
          <table:table-cell table:formula="of:=([.B37]+[.C37])/2*[.E37]*1000" office:value-type="float" office:value="74.8575">
            <text:p>74,86</text:p>
          </table:table-cell>
          <table:table-cell table:style-name="ce2" office:value-type="float" office:value="1150">
            <text:p>1150</text:p>
          </table:table-cell>
          <table:table-cell table:formula="of:=[.G37]*[.E37]" office:value-type="float" office:value="127.535">
            <text:p>127,54</text:p>
          </table:table-cell>
        </table:table-row>
        <table:table-row table:style-name="ro1">
          <table:table-cell office:value-type="string">
            <text:p>hetre</text:p>
          </table:table-cell>
          <table:table-cell office:value-type="float" office:value="0.8">
            <text:p>0,8</text:p>
          </table:table-cell>
          <table:table-cell office:value-type="float" office:value="0.9">
            <text:p>0,9</text:p>
          </table:table-cell>
          <table:table-cell/>
          <table:table-cell office:value-type="float" office:value="0.0849">
            <text:p>0,08</text:p>
          </table:table-cell>
          <table:table-cell table:formula="of:=([.B38]+[.C38])/2*[.E38]*1000" office:value-type="float" office:value="72.165">
            <text:p>72,17</text:p>
          </table:table-cell>
          <table:table-cell table:style-name="ce3" office:value-type="float" office:value="760">
            <text:p>760</text:p>
          </table:table-cell>
          <table:table-cell table:formula="of:=[.G38]*[.E38]" office:value-type="float" office:value="64.524">
            <text:p>64,52</text:p>
          </table:table-cell>
        </table:table-row>
        <table:table-row table:style-name="ro1">
          <table:table-cell office:value-type="string">
            <text:p>pin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  <table:table-cell/>
          <table:table-cell table:style-name="ce1" office:value-type="float" office:value="0.0061">
            <text:p>0,0061</text:p>
          </table:table-cell>
          <table:table-cell table:formula="of:=([.B39]+[.C39])/2*[.E39]*1000" office:value-type="float" office:value="2.745">
            <text:p>2,75</text:p>
          </table:table-cell>
          <table:table-cell table:number-columns-repeated="2"/>
        </table:table-row>
      </table:table>
      <table:table table:name="Sheet1" table:style-name="ta1" table:print="false"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default-cell-style-name="ce4"/>
        <table:table-column table:style-name="co17" table:default-cell-style-name="ce4"/>
        <table:table-column table:style-name="co1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>
            <text:p>Description</text:p>
          </table:table-cell>
          <table:table-cell office:value-type="string">
            <text:p>Quantité</text:p>
          </table:table-cell>
          <table:table-cell office:value-type="string">
            <text:p>Longueur mm</text:p>
          </table:table-cell>
          <table:table-cell office:value-type="string">
            <text:p>Largeur mm</text:p>
          </table:table-cell>
          <table:table-cell office:value-type="string">
            <text:p>Epaisseur mm</text:p>
          </table:table-cell>
          <table:table-cell office:value-type="string">
            <text:p>Total Length (m)</text:p>
          </table:table-cell>
          <table:table-cell office:value-type="string">
            <text:p>Material</text:p>
          </table:table-cell>
        </table:table-row>
        <table:table-row table:style-name="ro1">
          <table:table-cell table:number-columns-repeated="2"/>
          <table:table-cell office:value-type="string">
            <text:p><text:s/>support_tiroir</text:p>
          </table:table-cell>
          <table:table-cell office:value-type="float" office:value="4">
            <text:p>4</text:p>
          </table:table-cell>
          <table:table-cell office:value-type="float" office:value="680.6">
            <text:p>680,6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2.7224">
            <text:p>2,72</text:p>
          </table:table-cell>
          <table:table-cell office:value-type="string">
            <text:p><text:s/>tasseau_pin</text:p>
          </table:table-cell>
        </table:table-row>
        <table:table-row table:style-name="ro1">
          <table:table-cell table:number-columns-repeated="2"/>
          <table:table-cell office:value-type="string">
            <text:p><text:s/>support_tiroir</text:p>
          </table:table-cell>
          <table:table-cell office:value-type="float" office:value="6">
            <text:p>6</text:p>
          </table:table-cell>
          <table:table-cell office:value-type="float" office:value="1660">
            <text:p>1660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9.96">
            <text:p>9,96</text:p>
          </table:table-cell>
          <table:table-cell office:value-type="string">
            <text:p><text:s/>tasseau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panneautage_pin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string">
            <text:p>contreplaqué_pin</text:p>
          </table:table-cell>
        </table:table-row>
        <table:table-row table:style-name="ro1">
          <table:table-cell table:number-columns-repeated="2"/>
          <table:table-cell office:value-type="string">
            <text:p><text:s/>trait_facade_hetre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.3">
            <text:p>1,3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pied_2</text:p>
          </table:table-cell>
          <table:table-cell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.408">
            <text:p>1,41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pied_1</text:p>
          </table:table-cell>
          <table:table-cell office:value-type="float" office:value="2">
            <text:p>2</text:p>
          </table:table-cell>
          <table:table-cell office:value-type="float" office:value="704">
            <text:p>704</text:p>
          </table:table-cell>
          <table:table-cell office:value-type="float" office:value="64.9">
            <text:p>64,9</text:p>
          </table:table-cell>
          <table:table-cell office:value-type="float" office:value="20">
            <text:p>20</text:p>
          </table:table-cell>
          <table:table-cell office:value-type="float" office:value="1.408">
            <text:p>1,41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suport_tiroir_visi</text:p>
          </table:table-cell>
          <table:table-cell office:value-type="float" office:value="6">
            <text:p>6</text:p>
          </table:table-cell>
          <table:table-cell office:value-type="float" office:value="650">
            <text:p>65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suport_tiroir_visi</text:p>
          </table:table-cell>
          <table:table-cell office:value-type="float" office:value="2">
            <text:p>2</text:p>
          </table:table-cell>
          <table:table-cell office:value-type="float" office:value="794">
            <text:p>79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.588">
            <text:p>1,59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cloison_cadre_hb</text:p>
          </table:table-cell>
          <table:table-cell office:value-type="float" office:value="6">
            <text:p>6</text:p>
          </table:table-cell>
          <table:table-cell office:value-type="float" office:value="680">
            <text:p>6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.08">
            <text:p>4,08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cloison_inter_gd_b</text:p>
          </table:table-cell>
          <table:table-cell office:value-type="float" office:value="8">
            <text:p>8</text:p>
          </table:table-cell>
          <table:table-cell office:value-type="float" office:value="780">
            <text:p>7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.24">
            <text:p>6,24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cloison_inter_gd_b#1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.176">
            <text:p>1,18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cloison_inter_hb_m</text:p>
          </table:table-cell>
          <table:table-cell office:value-type="float" office:value="2">
            <text:p>2</text:p>
          </table:table-cell>
          <table:table-cell office:value-type="float" office:value="680">
            <text:p>6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.36">
            <text:p>1,36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socle_G</text:p>
          </table:table-cell>
          <table:table-cell office:value-type="float" office:value="2">
            <text:p>2</text:p>
          </table:table-cell>
          <table:table-cell office:value-type="float" office:value="2060">
            <text:p>206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4.12">
            <text:p>4,12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socle_h</text:p>
          </table:table-cell>
          <table:table-cell office:value-type="float" office:value="4">
            <text:p>4</text:p>
          </table:table-cell>
          <table:table-cell office:value-type="float" office:value="1660">
            <text:p>166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.64">
            <text:p>6,64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socle_hb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.75">
            <text:p>0,75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cloison_inter</text:p>
          </table:table-cell>
          <table:table-cell office:value-type="float" office:value="8">
            <text:p>8</text:p>
          </table:table-cell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6.24">
            <text:p>6,24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cloison_traverse_avt_arreire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.176">
            <text:p>1,18</text:p>
          </table:table-cell>
          <table:table-cell office:value-type="string">
            <text:p>massif_hetre</text:p>
          </table:table-cell>
        </table:table-row>
        <table:table-row table:style-name="ro1">
          <table:table-cell table:number-columns-repeated="2"/>
          <table:table-cell office:value-type="string">
            <text:p><text:s/>panneautage_lateral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panneauté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.42">
            <text:p>1,4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panneauté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.42">
            <text:p>1,4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panneauté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.42">
            <text:p>1,4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panneautage_lateral</text:p>
          </table:table-cell>
          <table:table-cell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1.036">
            <text:p>1,04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exterieur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195">
            <text:p>195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panneautage_lateral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panneautage_lateral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94.7">
            <text:p>94,7</text:p>
          </table:table-cell>
          <table:table-cell office:value-type="float" office:value="10">
            <text:p>10</text:p>
          </table:table-cell>
          <table:table-cell office:value-type="float" office:value="0.518">
            <text:p>0,5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panneauté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panneauté</text:p>
          </table:table-cell>
          <table:table-cell office:value-type="float" office:value="2">
            <text:p>2</text:p>
          </table:table-cell>
          <table:table-cell office:value-type="float" office:value="710">
            <text:p>71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1.42">
            <text:p>1,4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panneauté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facade_tiroir</text:p>
          </table:table-cell>
          <table:table-cell office:value-type="float" office:value="24">
            <text:p>24</text:p>
          </table:table-cell>
          <table:table-cell office:value-type="float" office:value="650">
            <text:p>650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15.6">
            <text:p>15,6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pied_central_rotate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  <table:table-cell office:value-type="float" office:value="84.9">
            <text:p>84,9</text:p>
          </table:table-cell>
          <table:table-cell office:value-type="float" office:value="20">
            <text:p>20</text:p>
          </table:table-cell>
          <table:table-cell office:value-type="float" office:value="0.704">
            <text:p>0,7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cadre_hb#1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.68">
            <text:p>0,68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cadre_hb#2</text:p>
          </table:table-cell>
          <table:table-cell office:value-type="float" office:value="1">
            <text:p>1</text:p>
          </table:table-cell>
          <table:table-cell office:value-type="float" office:value="680">
            <text:p>6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0.68">
            <text:p>0,68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inter_gd_b#2</text:p>
          </table:table-cell>
          <table:table-cell office:value-type="float" office:value="2">
            <text:p>2</text:p>
          </table:table-cell>
          <table:table-cell office:value-type="float" office:value="588">
            <text:p>588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.176">
            <text:p>1,18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ete_de_lit_24</text:p>
          </table:table-cell>
          <table:table-cell office:value-type="float" office:value="4">
            <text:p>4</text:p>
          </table:table-cell>
          <table:table-cell office:value-type="float" office:value="1660">
            <text:p>166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6.64">
            <text:p>6,64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ete_de_lit_cadr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3.12">
            <text:p>3,12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ete_lit_cadre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.04">
            <text:p>2,04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traverse_avt_arreire#1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0.588">
            <text:p>0,59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cloison_traverse_avt_arreire#2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0.588">
            <text:p>0,59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ete_de_lit_support</text:p>
          </table:table-cell>
          <table:table-cell office:value-type="float" office:value="2">
            <text:p>2</text:p>
          </table:table-cell>
          <table:table-cell office:value-type="float" office:value="780">
            <text:p>780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.56">
            <text:p>1,56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raverse_avt_arreiere_stylisation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.628">
            <text:p>1,63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raverse_avt_arreiere_stylisation#1</text:p>
          </table:table-cell>
          <table:table-cell office:value-type="float" office:value="2">
            <text:p>2</text:p>
          </table:table-cell>
          <table:table-cell office:value-type="float" office:value="434.3">
            <text:p>434,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.8686">
            <text:p>0,87</text:p>
          </table:table-cell>
          <table:table-cell office:value-type="string">
            <text:p>massif_sipo</text:p>
          </table:table-cell>
        </table:table-row>
        <table:table-row table:style-name="ro1">
          <table:table-cell table:number-columns-repeated="2"/>
          <table:table-cell office:value-type="string">
            <text:p><text:s/>traverse_avt_arriere_long</text:p>
          </table:table-cell>
          <table:table-cell office:value-type="float" office:value="6">
            <text:p>6</text:p>
          </table:table-cell>
          <table:table-cell office:value-type="float" office:value="2060">
            <text:p>206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2.36">
            <text:p>12,36</text:p>
          </table:table-cell>
          <table:table-cell office:value-type="string">
            <text:p>massif_sipo</text:p>
          </table:table-cell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1" table:number-columns-repeated="4" table:default-cell-style-name="Default"/>
        <table:table-column table:style-name="co29" table:default-cell-style-name="Default"/>
        <table:table-column table:style-name="co11" table:number-columns-repeated="4" table:default-cell-style-name="Default"/>
        <table:table-column table:style-name="co30" table:default-cell-style-name="Default"/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Sub-Assembly</text:p>
          </table:table-cell>
          <table:table-cell office:value-type="string">
            <text:p>Description</text:p>
          </table:table-cell>
          <table:table-cell office:value-type="string">
            <text:p>Length(L)</text:p>
          </table:table-cell>
          <table:table-cell office:value-type="string">
            <text:p>Width(W)</text:p>
          </table:table-cell>
          <table:table-cell office:value-type="string">
            <text:p>Thickness(T)</text:p>
          </table:table-cell>
          <table:table-cell office:value-type="string">
            <text:p>Cubic m</text:p>
          </table:table-cell>
          <table:table-cell office:value-type="string">
            <text:p>Material</text:p>
          </table:table-cell>
        </table:table-row>
        <table:table-row table:style-name="ro2">
          <table:table-cell table:number-columns-repeated="3"/>
          <table:table-cell office:value-type="string">
            <text:p>LS</text:p>
          </table:table-cell>
          <table:table-cell office:value-type="string">
            <text:p><text:s/>LS_D</text:p>
          </table:table-cell>
          <table:table-cell office:value-type="string">
            <text:p>2006,0mm</text:p>
          </table:table-cell>
          <table:table-cell table:number-columns-repeated="2" office:value-type="string">
            <text:p>50,0mm</text:p>
          </table:table-cell>
          <table:table-cell office:value-type="float" office:value="0.005015">
            <text:p>0,01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S</text:p>
          </table:table-cell>
          <table:table-cell office:value-type="string">
            <text:p><text:s/>LS_G</text:p>
          </table:table-cell>
          <table:table-cell office:value-type="string">
            <text:p>2006,0mm</text:p>
          </table:table-cell>
          <table:table-cell table:number-columns-repeated="2" office:value-type="string">
            <text:p>50,0mm</text:p>
          </table:table-cell>
          <table:table-cell office:value-type="float" office:value="0.005015">
            <text:p>0,01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S</text:p>
          </table:table-cell>
          <table:table-cell office:value-type="string">
            <text:p><text:s/>LS_M</text:p>
          </table:table-cell>
          <table:table-cell office:value-type="string">
            <text:p>2006,0mm</text:p>
          </table:table-cell>
          <table:table-cell table:number-columns-repeated="2" office:value-type="string">
            <text:p>50,0mm</text:p>
          </table:table-cell>
          <table:table-cell office:value-type="float" office:value="0.005015">
            <text:p>0,01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S</text:p>
          </table:table-cell>
          <table:table-cell office:value-type="string">
            <text:p><text:s/>LS_T</text:p>
          </table:table-cell>
          <table:table-cell office:value-type="string">
            <text:p>100,0mm</text:p>
          </table:table-cell>
          <table:table-cell table:number-columns-repeated="2" office:value-type="string">
            <text:p>50,0mm</text:p>
          </table:table-cell>
          <table:table-cell office:value-type="float" office:value="0.00025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S</text:p>
          </table:table-cell>
          <table:table-cell office:value-type="string">
            <text:p><text:s/>LS_P</text:p>
          </table:table-cell>
          <table:table-cell office:value-type="string">
            <text:p>100,0mm</text:p>
          </table:table-cell>
          <table:table-cell table:number-columns-repeated="2" office:value-type="string">
            <text:p>50,0mm</text:p>
          </table:table-cell>
          <table:table-cell office:value-type="float" office:value="0.00025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T</text:p>
          </table:table-cell>
          <table:table-cell office:value-type="string">
            <text:p><text:s/>L_T_4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T</text:p>
          </table:table-cell>
          <table:table-cell office:value-type="string">
            <text:p><text:s/>L_T_3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T</text:p>
          </table:table-cell>
          <table:table-cell office:value-type="string">
            <text:p><text:s/>L_T_2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T</text:p>
          </table:table-cell>
          <table:table-cell office:value-type="string">
            <text:p><text:s/>L_T_1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M</text:p>
          </table:table-cell>
          <table:table-cell office:value-type="string">
            <text:p><text:s/>L_M_4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M</text:p>
          </table:table-cell>
          <table:table-cell office:value-type="string">
            <text:p><text:s/>L_M_3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M</text:p>
          </table:table-cell>
          <table:table-cell office:value-type="string">
            <text:p><text:s/>L_M_2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M</text:p>
          </table:table-cell>
          <table:table-cell office:value-type="string">
            <text:p><text:s/>L_M_1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P</text:p>
          </table:table-cell>
          <table:table-cell office:value-type="string">
            <text:p><text:s/>L_P_4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P</text:p>
          </table:table-cell>
          <table:table-cell office:value-type="string">
            <text:p><text:s/>L_P_3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P</text:p>
          </table:table-cell>
          <table:table-cell office:value-type="string">
            <text:p><text:s/>L_P_2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L_P</text:p>
          </table:table-cell>
          <table:table-cell office:value-type="string">
            <text:p><text:s/>L_P_1</text:p>
          </table:table-cell>
          <table:table-cell office:value-type="string">
            <text:p>1600,0mm</text:p>
          </table:table-cell>
          <table:table-cell office:value-type="string">
            <text:p>50,0mm</text:p>
          </table:table-cell>
          <table:table-cell office:value-type="string">
            <text:p>30,0mm</text:p>
          </table:table-cell>
          <table:table-cell office:value-type="float" office:value="0.0024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P_1</text:p>
          </table:table-cell>
          <table:table-cell office:value-type="string">
            <text:p><text:s/>ST_P_1_I_2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P_1</text:p>
          </table:table-cell>
          <table:table-cell office:value-type="string">
            <text:p><text:s/>ST_P_1_I_1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P_2</text:p>
          </table:table-cell>
          <table:table-cell office:value-type="string">
            <text:p><text:s/>ST_P_2_I_1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P_2</text:p>
          </table:table-cell>
          <table:table-cell office:value-type="string">
            <text:p><text:s/>ST_P_2_I_2</text:p>
          </table:table-cell>
          <table:table-cell office:value-type="string">
            <text:p>688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33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M_1</text:p>
          </table:table-cell>
          <table:table-cell office:value-type="string">
            <text:p><text:s/>ST_M_1_I_1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M_1</text:p>
          </table:table-cell>
          <table:table-cell office:value-type="string">
            <text:p><text:s/>ST_M_1_I_2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M_2</text:p>
          </table:table-cell>
          <table:table-cell office:value-type="string">
            <text:p><text:s/>ST_M_2_I_2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M_2</text:p>
          </table:table-cell>
          <table:table-cell office:value-type="string">
            <text:p><text:s/>ST_M_2_I_1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T</text:p>
          </table:table-cell>
          <table:table-cell office:value-type="string">
            <text:p><text:s/>ST_T_I_2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ST_T</text:p>
          </table:table-cell>
          <table:table-cell office:value-type="string">
            <text:p><text:s/>ST_T_I_1</text:p>
          </table:table-cell>
          <table:table-cell office:value-type="string">
            <text:p>1660,0mm</text:p>
          </table:table-cell>
          <table:table-cell office:value-type="string">
            <text:p>24,0mm</text:p>
          </table:table-cell>
          <table:table-cell office:value-type="string">
            <text:p>20,0mm</text:p>
          </table:table-cell>
          <table:table-cell office:value-type="float" office:value="0.000797">
            <text:p>0</text:p>
          </table:table-cell>
          <table:table-cell office:value-type="string">
            <text:p><text:s/>tasseau_pin</text:p>
          </table:table-cell>
        </table:table-row>
        <table:table-row table:style-name="ro2">
          <table:table-cell table:number-columns-repeated="3"/>
          <table:table-cell office:value-type="string">
            <text:p>A_2_P</text:p>
          </table:table-cell>
          <table:table-cell office:value-type="string">
            <text:p><text:s/>A_2_P_3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A_P_D_P</text:p>
          </table:table-cell>
          <table:table-cell office:value-type="string">
            <text:p><text:s/>A_P_D_P_3</text:p>
          </table:table-cell>
          <table:table-cell office:value-type="string">
            <text:p>518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492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P</text:p>
          </table:table-cell>
          <table:table-cell office:value-type="string">
            <text:p>710,0mm</text:p>
          </table:table-cell>
          <table:table-cell office:value-type="string">
            <text:p>580,0mm</text:p>
          </table:table-cell>
          <table:table-cell office:value-type="string">
            <text:p>10,0mm</text:p>
          </table:table-cell>
          <table:table-cell office:value-type="float" office:value="0.004118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A_2_P</text:p>
          </table:table-cell>
          <table:table-cell office:value-type="string">
            <text:p><text:s/>A_2_P_1</text:p>
          </table:table-cell>
          <table:table-cell office:value-type="string">
            <text:p>710,0mm</text:p>
          </table:table-cell>
          <table:table-cell office:value-type="string">
            <text:p>195,0mm</text:p>
          </table:table-cell>
          <table:table-cell office:value-type="string">
            <text:p>10,0mm</text:p>
          </table:table-cell>
          <table:table-cell office:value-type="float" office:value="0.001385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A_P_D_P</text:p>
          </table:table-cell>
          <table:table-cell office:value-type="string">
            <text:p><text:s/>A_P_D_P_1</text:p>
          </table:table-cell>
          <table:table-cell office:value-type="string">
            <text:p>518,0mm</text:p>
          </table:table-cell>
          <table:table-cell office:value-type="string">
            <text:p>195,0mm</text:p>
          </table:table-cell>
          <table:table-cell office:value-type="string">
            <text:p>10,0mm</text:p>
          </table:table-cell>
          <table:table-cell office:value-type="float" office:value="0.00101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A_2_P</text:p>
          </table:table-cell>
          <table:table-cell office:value-type="string">
            <text:p><text:s/>A_2_P_2</text:p>
          </table:table-cell>
          <table:table-cell office:value-type="string">
            <text:p>710,0mm</text:p>
          </table:table-cell>
          <table:table-cell office:value-type="string">
            <text:p>180,0mm</text:p>
          </table:table-cell>
          <table:table-cell office:value-type="string">
            <text:p>10,0mm</text:p>
          </table:table-cell>
          <table:table-cell office:value-type="float" office:value="0.001278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A_P_D_P</text:p>
          </table:table-cell>
          <table:table-cell office:value-type="string">
            <text:p><text:s/>A_P_D_P_2</text:p>
          </table:table-cell>
          <table:table-cell office:value-type="string">
            <text:p>518,0mm</text:p>
          </table:table-cell>
          <table:table-cell office:value-type="string">
            <text:p>180,0mm</text:p>
          </table:table-cell>
          <table:table-cell office:value-type="string">
            <text:p>10,0mm</text:p>
          </table:table-cell>
          <table:table-cell office:value-type="float" office:value="0.000932">
            <text:p>0</text:p>
          </table:table-cell>
          <table:table-cell office:value-type="string">
            <text:p>contreplaquÃ©_pin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3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6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4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5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6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3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5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4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2"/>
          <table:table-cell office:value-type="string">
            <text:p>"</text:p>
          </table:table-cell>
          <table:table-cell office:value-type="string">
            <text:p>A_P_D_C</text:p>
          </table:table-cell>
          <table:table-cell office:value-type="string">
            <text:p><text:s/>A_P_D_H_3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_D_C</text:p>
          </table:table-cell>
          <table:table-cell office:value-type="string">
            <text:p><text:s/>A_P_D_H_2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2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1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8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H_7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2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8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7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H_1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TP_2</text:p>
          </table:table-cell>
          <table:table-cell office:value-type="string">
            <text:p>75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_D_C</text:p>
          </table:table-cell>
          <table:table-cell office:value-type="string">
            <text:p><text:s/>A_P_D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_D_C</text:p>
          </table:table-cell>
          <table:table-cell office:value-type="string">
            <text:p><text:s/>A_P_D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V_3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2_C</text:p>
          </table:table-cell>
          <table:table-cell office:value-type="string">
            <text:p><text:s/>A_2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V_3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1</text:p>
          </table:table-cell>
          <table:table-cell office:value-type="string">
            <text:p><text:s/>A_1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_D_C</text:p>
          </table:table-cell>
          <table:table-cell office:value-type="string">
            <text:p><text:s/>A_P_D_H_1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_D_C</text:p>
          </table:table-cell>
          <table:table-cell office:value-type="string">
            <text:p><text:s/>A_P_D_H_4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TP_1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494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TP_3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494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GD_2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GD_4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GD_3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OC</text:p>
          </table:table-cell>
          <table:table-cell office:value-type="string">
            <text:p><text:s/>SOC_GD_1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I</text:p>
          </table:table-cell>
          <table:table-cell office:value-type="string">
            <text:p><text:s/>A_PI_2_D</text:p>
          </table:table-cell>
          <table:table-cell office:value-type="string">
            <text:p>704,0mm</text:p>
          </table:table-cell>
          <table:table-cell office:value-type="string">
            <text:p>65,0mm</text:p>
          </table:table-cell>
          <table:table-cell office:value-type="string">
            <text:p>20,0mm</text:p>
          </table:table-cell>
          <table:table-cell office:value-type="float" office:value="0.000915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I</text:p>
          </table:table-cell>
          <table:table-cell office:value-type="string">
            <text:p><text:s/>A_PI_2_G</text:p>
          </table:table-cell>
          <table:table-cell office:value-type="string">
            <text:p>704,0mm</text:p>
          </table:table-cell>
          <table:table-cell office:value-type="string">
            <text:p>65,0mm</text:p>
          </table:table-cell>
          <table:table-cell office:value-type="string">
            <text:p>20,0mm</text:p>
          </table:table-cell>
          <table:table-cell office:value-type="float" office:value="0.000915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I</text:p>
          </table:table-cell>
          <table:table-cell office:value-type="string">
            <text:p><text:s/>A_PI_3_D</text:p>
          </table:table-cell>
          <table:table-cell office:value-type="string">
            <text:p>704,0mm</text:p>
          </table:table-cell>
          <table:table-cell office:value-type="string">
            <text:p>25,0mm</text:p>
          </table:table-cell>
          <table:table-cell office:value-type="string">
            <text:p>20,0mm</text:p>
          </table:table-cell>
          <table:table-cell office:value-type="float" office:value="0.00035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A_PI</text:p>
          </table:table-cell>
          <table:table-cell office:value-type="string">
            <text:p><text:s/>A_PI_3_G</text:p>
          </table:table-cell>
          <table:table-cell office:value-type="string">
            <text:p>704,0mm</text:p>
          </table:table-cell>
          <table:table-cell office:value-type="string">
            <text:p>25,0mm</text:p>
          </table:table-cell>
          <table:table-cell office:value-type="string">
            <text:p>20,0mm</text:p>
          </table:table-cell>
          <table:table-cell office:value-type="float" office:value="0.000352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P_1</text:p>
          </table:table-cell>
          <table:table-cell office:value-type="string">
            <text:p><text:s/>ST_P_1_F_1</text:p>
          </table:table-cell>
          <table:table-cell office:value-type="string">
            <text:p>794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588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P_2</text:p>
          </table:table-cell>
          <table:table-cell office:value-type="string">
            <text:p><text:s/>ST_P_2_F_1</text:p>
          </table:table-cell>
          <table:table-cell office:value-type="string">
            <text:p>794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588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M_1</text:p>
          </table:table-cell>
          <table:table-cell office:value-type="string">
            <text:p><text:s/>ST_M_1_F_2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M_1</text:p>
          </table:table-cell>
          <table:table-cell office:value-type="string">
            <text:p><text:s/>ST_M_1_F_1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M_2</text:p>
          </table:table-cell>
          <table:table-cell office:value-type="string">
            <text:p><text:s/>ST_M_2_F_2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M_2</text:p>
          </table:table-cell>
          <table:table-cell office:value-type="string">
            <text:p><text:s/>ST_M_2_F_1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T</text:p>
          </table:table-cell>
          <table:table-cell office:value-type="string">
            <text:p><text:s/>ST_T_F_2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ST_T</text:p>
          </table:table-cell>
          <table:table-cell office:value-type="string">
            <text:p><text:s/>ST_T_F_1</text:p>
          </table:table-cell>
          <table:table-cell office:value-type="string">
            <text:p>650,0mm</text:p>
          </table:table-cell>
          <table:table-cell office:value-type="string">
            <text:p>100,0mm</text:p>
          </table:table-cell>
          <table:table-cell office:value-type="string">
            <text:p>20,0mm</text:p>
          </table:table-cell>
          <table:table-cell office:value-type="float" office:value="0.0013">
            <text:p>0</text:p>
          </table:table-cell>
          <table:table-cell office:value-type="string">
            <text:p>massif_hetre</text:p>
          </table:table-cell>
        </table:table-row>
        <table:table-row table:style-name="ro2">
          <table:table-cell table:number-columns-repeated="3"/>
          <table:table-cell office:value-type="string">
            <text:p>C_D</text:p>
          </table:table-cell>
          <table:table-cell office:value-type="string">
            <text:p><text:s/>C_D_3_P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D</text:p>
          </table:table-cell>
          <table:table-cell office:value-type="string">
            <text:p><text:s/>C_D_3_T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G</text:p>
          </table:table-cell>
          <table:table-cell office:value-type="string">
            <text:p><text:s/>C_G_3_T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G</text:p>
          </table:table-cell>
          <table:table-cell office:value-type="string">
            <text:p><text:s/>C_G_3_P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P</text:p>
          </table:table-cell>
          <table:table-cell office:value-type="string">
            <text:p><text:s/>C_P_4_D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P</text:p>
          </table:table-cell>
          <table:table-cell office:value-type="string">
            <text:p><text:s/>C_P_4_G</text:p>
          </table:table-cell>
          <table:table-cell office:value-type="string">
            <text:p>41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123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D</text:p>
          </table:table-cell>
          <table:table-cell office:value-type="string">
            <text:p><text:s/>C_D_1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D</text:p>
          </table:table-cell>
          <table:table-cell office:value-type="string">
            <text:p><text:s/>C_D_2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G</text:p>
          </table:table-cell>
          <table:table-cell office:value-type="string">
            <text:p><text:s/>C_G_1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G</text:p>
          </table:table-cell>
          <table:table-cell office:value-type="string">
            <text:p><text:s/>C_G_2</text:p>
          </table:table-cell>
          <table:table-cell office:value-type="string">
            <text:p>20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618">
            <text:p>0,01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P</text:p>
          </table:table-cell>
          <table:table-cell office:value-type="string">
            <text:p><text:s/>C_P_2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498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P</text:p>
          </table:table-cell>
          <table:table-cell office:value-type="string">
            <text:p><text:s/>C_P_1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30,0mm</text:p>
          </table:table-cell>
          <table:table-cell office:value-type="float" office:value="0.00498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H_3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H_4</text:p>
          </table:table-cell>
          <table:table-cell office:value-type="string">
            <text:p>780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93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C</text:p>
          </table:table-cell>
          <table:table-cell office:value-type="string">
            <text:p><text:s/>A_P_G_H_2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C</text:p>
          </table:table-cell>
          <table:table-cell office:value-type="string">
            <text:p><text:s/>A_P_G_H_3</text:p>
          </table:table-cell>
          <table:table-cell office:value-type="string">
            <text:p>588,0mm</text:p>
          </table:table-cell>
          <table:table-cell office:value-type="string">
            <text:p>50,0mm</text:p>
          </table:table-cell>
          <table:table-cell office:value-type="string">
            <text:p>24,0mm</text:p>
          </table:table-cell>
          <table:table-cell office:value-type="float" office:value="0.00070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H_8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H_7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H_2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H_1</text:p>
          </table:table-cell>
          <table:table-cell office:value-type="string">
            <text:p>7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87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V_3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C</text:p>
          </table:table-cell>
          <table:table-cell office:value-type="string">
            <text:p><text:s/>A_T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C</text:p>
          </table:table-cell>
          <table:table-cell office:value-type="string">
            <text:p><text:s/>A_P_G_V_2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C</text:p>
          </table:table-cell>
          <table:table-cell office:value-type="string">
            <text:p><text:s/>A_P_G_V_1</text:p>
          </table:table-cell>
          <table:table-cell office:value-type="string">
            <text:p>68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63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C</text:p>
          </table:table-cell>
          <table:table-cell office:value-type="string">
            <text:p><text:s/>A_P_G_H_1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C</text:p>
          </table:table-cell>
          <table:table-cell office:value-type="string">
            <text:p><text:s/>A_P_G_H_4</text:p>
          </table:table-cell>
          <table:table-cell office:value-type="string">
            <text:p>588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141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T</text:p>
          </table:table-cell>
          <table:table-cell office:value-type="string">
            <text:p><text:s/>C_T_1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T</text:p>
          </table:table-cell>
          <table:table-cell office:value-type="string">
            <text:p><text:s/>C_T_2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T</text:p>
          </table:table-cell>
          <table:table-cell office:value-type="string">
            <text:p><text:s/>C_T_3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C_T</text:p>
          </table:table-cell>
          <table:table-cell office:value-type="string">
            <text:p><text:s/>C_T_4</text:p>
          </table:table-cell>
          <table:table-cell office:value-type="string">
            <text:p>1660,0mm</text:p>
          </table:table-cell>
          <table:table-cell office:value-type="string">
            <text:p>100,0mm</text:p>
          </table:table-cell>
          <table:table-cell office:value-type="string">
            <text:p>24,0mm</text:p>
          </table:table-cell>
          <table:table-cell office:value-type="float" office:value="0.003984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I</text:p>
          </table:table-cell>
          <table:table-cell office:value-type="string">
            <text:p><text:s/>A_PI_1</text:p>
          </table:table-cell>
          <table:table-cell office:value-type="string">
            <text:p>704,0mm</text:p>
          </table:table-cell>
          <table:table-cell office:value-type="string">
            <text:p>85,0mm</text:p>
          </table:table-cell>
          <table:table-cell office:value-type="string">
            <text:p>20,0mm</text:p>
          </table:table-cell>
          <table:table-cell office:value-type="float" office:value="0.001197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3_3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4_3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2_2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1_2</text:p>
          </table:table-cell>
          <table:table-cell office:value-type="string">
            <text:p>710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675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P</text:p>
          </table:table-cell>
          <table:table-cell office:value-type="string">
            <text:p><text:s/>A_P_G_C_1_2</text:p>
          </table:table-cell>
          <table:table-cell office:value-type="string">
            <text:p>518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49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P</text:p>
          </table:table-cell>
          <table:table-cell office:value-type="string">
            <text:p><text:s/>A_P_G_C_3</text:p>
          </table:table-cell>
          <table:table-cell office:value-type="string">
            <text:p>518,0mm</text:p>
          </table:table-cell>
          <table:table-cell office:value-type="string">
            <text:p>95,0mm</text:p>
          </table:table-cell>
          <table:table-cell office:value-type="string">
            <text:p>10,0mm</text:p>
          </table:table-cell>
          <table:table-cell office:value-type="float" office:value="0.000492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P</text:p>
          </table:table-cell>
          <table:table-cell office:value-type="string">
            <text:p><text:s/>A_P_G_C_2_2</text:p>
          </table:table-cell>
          <table:table-cell office:value-type="string">
            <text:p>518,0mm</text:p>
          </table:table-cell>
          <table:table-cell office:value-type="string">
            <text:p>90,0mm</text:p>
          </table:table-cell>
          <table:table-cell office:value-type="string">
            <text:p>10,0mm</text:p>
          </table:table-cell>
          <table:table-cell office:value-type="float" office:value="0.000466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4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4_2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3_2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2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1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T_P</text:p>
          </table:table-cell>
          <table:table-cell office:value-type="string">
            <text:p><text:s/>A_T_P_3_1</text:p>
          </table:table-cell>
          <table:table-cell office:value-type="string">
            <text:p>710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781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P</text:p>
          </table:table-cell>
          <table:table-cell office:value-type="string">
            <text:p><text:s/>A_P_G_C_1_1</text:p>
          </table:table-cell>
          <table:table-cell office:value-type="string">
            <text:p>518,0mm</text:p>
          </table:table-cell>
          <table:table-cell office:value-type="string">
            <text:p>110,0mm</text:p>
          </table:table-cell>
          <table:table-cell office:value-type="string">
            <text:p>10,0mm</text:p>
          </table:table-cell>
          <table:table-cell office:value-type="float" office:value="0.00057">
            <text:p>0</text:p>
          </table:table-cell>
          <table:table-cell office:value-type="string">
            <text:p>massif_sipo</text:p>
          </table:table-cell>
        </table:table-row>
        <table:table-row table:style-name="ro2">
          <table:table-cell table:number-columns-repeated="3"/>
          <table:table-cell office:value-type="string">
            <text:p>A_P_G_P</text:p>
          </table:table-cell>
          <table:table-cell office:value-type="string">
            <text:p><text:s/>A_P_G_C_2_1</text:p>
          </table:table-cell>
          <table:table-cell office:value-type="string">
            <text:p>518,0mm</text:p>
          </table:table-cell>
          <table:table-cell office:value-type="string">
            <text:p>100,0mm</text:p>
          </table:table-cell>
          <table:table-cell office:value-type="string">
            <text:p>10,0mm</text:p>
          </table:table-cell>
          <table:table-cell office:value-type="float" office:value="0.000518">
            <text:p>0</text:p>
          </table:table-cell>
          <table:table-cell office:value-type="string">
            <text:p>massif_sipo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database-ranges>
        <table:database-range table:target-range-address="Sheet2.D5:Sheet2.J133">
          <table:sort>
            <table:sort-by table:field-number="6" table:data-type="automatic"/>
            <table:sort-by table:field-number="4" table:order="descending" table:data-type="automatic"/>
            <table:sort-by table:field-number="3" table:order="descending" table:data-type="automatic"/>
          </table:sort>
        </table:database-range>
        <table:database-range table:name="ttoal" table:target-range-address="Feuille1_3.A2:Feuille1_3.H85" table:on-update-keep-styles="true" table:on-update-keep-size="false">
          <table:sort>
            <table:sort-by table:field-number="7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0" number:min-integer-digits="3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1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21/08/2015</text:date>, <text:time>01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8M26S</meta:editing-duration>
    <meta:editing-cycles>12</meta:editing-cycles>
    <meta:generator>OpenOffice/4.1.1$Win32 OpenOffice.org_project/411m6$Build-9775</meta:generator>
    <dc:date>2015-08-21T01:39:03.83</dc:date>
    <dc:creator>Rémi Cura</dc:creator>
    <meta:document-statistic meta:table-count="5" meta:cell-count="2319" meta:object-count="0"/>
    <meta:user-defined meta:name="Info 1"/>
    <meta:user-defined meta:name="Info 2"/>
    <meta:user-defined meta:name="Info 3"/>
    <meta:user-defined meta:name="Info 4"/>
  </office:meta>
</office:document-meta>
</file>